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200000025819812F21.png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 style:list-style-name="L4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59cm"/>
    </style:style>
    <style:style style:name="pr6" style:family="presentation" style:parent-style-name="lyt-bluegrey-notes">
      <style:graphic-properties draw:fill-color="#ffffff" fo:min-height="12.572cm"/>
    </style:style>
    <style:style style:name="P1" style:family="paragraph">
      <style:paragraph-properties fo:text-align="justify"/>
    </style:style>
    <style:style style:name="P2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draw:frame presentation:style-name="pr1" draw:layer="layout" svg:width="25.199cm" svg:height="3.506cm" svg:x="1.4cm" svg:y="0.837cm" presentation:class="title">
          <draw:text-box>
            <text:p>Subversion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/>Gaining familiarity with the system</text:p>
              </text:list-item>
              <text:list-item>
                <text:p text:style-name="P1"><text:s/>Excellent for looking over documents more than one person is working on</text:p>
              </text:list-item>
              <text:list-item>
                <text:p text:style-name="P1"><text:s/>Allows you to track individual changes at specific times</text:p>
              </text:list-item>
            </text:list>
            <text:list text:style-name="L1">
              <text:list-item>
                <text:p text:style-name="P1"><text:s/>This will be quite useful in the coming weeks as we actually play around with cod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Examining coordinate systems </text:p>
          </draw:text-box>
        </draw:frame>
        <draw:frame presentation:style-name="pr5" draw:layer="layout" svg:width="25.199cm" svg:height="13.859cm" svg:x="1.801cm" svg:y="4.641cm" presentation:class="outline" presentation:user-transformed="true">
          <draw:text-box>
            <text:list text:style-name="L3">
              <text:list-item>
                <text:p>Astronomical coordinate systems</text:p>
                <text:list>
                  <text:list-item>
                    <text:p>Geographic: rotates with the Earth</text:p>
                  </text:list-item>
                  <text:list-item>
                    <text:p>Geocentric equatorial inertial: stationary</text:p>
                  </text:list-item>
                </text:list>
              </text:list-item>
              <text:list-item>
                <text:p>Good for faraway objects e.g. stars</text:p>
              </text:list-item>
              <text:list-item>
                <text:p>Earth isn't spherical: Need to account for oblate spheroid shape</text:p>
                <text:list>
                  <text:list-item>
                    <text:p>Geodetic coordinate system</text:p>
                  </text:list-item>
                </text:list>
              </text:list-item>
              <text:list-item>
                <text:p>Programming transformations in ID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4" draw:layer="layout" svg:width="25.199cm" svg:height="3.506cm" svg:x="1.4cm" svg:y="0.837cm" presentation:class="title">
          <draw:text-box>
            <text:p>Stellar Calibration 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Going to attempt to use some stars to calibrate photometers and all sky cameras</text:p>
              </text:list-item>
              <text:list-item>
                <text:p>Pros</text:p>
                <text:list>
                  <text:list-item>
                    <text:p>Plenty of literature </text:p>
                  </text:list-item>
                  <text:list-item>
                    <text:p>Yale Bright Star Catalog</text:p>
                  </text:list-item>
                </text:list>
              </text:list-item>
              <text:list-item>
                <text:p>Cons</text:p>
                <text:list>
                  <text:list-item>
                    <text:p>Devices were not meant to examine st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sunrise_5f_box" draw:fill-image-width="0cm" draw:fill-image-height="0cm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3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22T16:11:16.03</meta:creation-date>
    <meta:editing-duration>PT19M51S</meta:editing-duration>
    <meta:editing-cycles>3</meta:editing-cycles>
    <dc:date>2012-05-22T16:48:31.50</dc:date>
    <meta:generator>OpenOffice.org/3.3$Win32 OpenOffice.org_project/330m20$Build-9567</meta:generator>
    <meta:document-statistic meta:object-count="66"/>
  </office:meta>
</office:document-meta>
</file>